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consolas" svg:font-family="consolas, 'Liberation 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4cm" table:align="left"/>
    </style:style>
    <style:style style:name="Table1.A" style:family="table-column">
      <style:table-column-properties style:column-width="7.863cm"/>
    </style:style>
    <style:style style:name="Table1.B" style:family="table-column">
      <style:table-column-properties style:column-width="1.688cm"/>
    </style:style>
    <style:style style:name="Table1.C" style:family="table-column">
      <style:table-column-properties style:column-width="3.122cm"/>
    </style:style>
    <style:style style:name="Table1.A1" style:family="table-cell">
      <style:table-cell-properties style:vertical-align="middle" fo:padding="0.049cm" fo:border="none"/>
    </style:style>
    <style:style style:name="P1" style:family="paragraph" style:parent-style-name="Heading_20_3">
      <style:paragraph-properties fo:margin-left="1cm" fo:margin-right="1cm" fo:text-indent="0cm" style:auto-text-indent="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P4" style:family="paragraph" style:parent-style-name="Heading_20_4">
      <style:paragraph-properties fo:margin-left="1cm" fo:margin-right="1cm" fo:text-indent="0cm" style:auto-text-indent="false"/>
    </style:style>
    <style:style style:name="P5" style:family="paragraph" style:parent-style-name="Preformatted_20_Text">
      <style:paragraph-properties fo:margin-top="0cm" fo:margin-bottom="0.499cm" loext:contextual-spacing="false"/>
    </style:style>
    <style:style style:name="P6" style:family="paragraph" style:parent-style-name="Table_20_Contents">
      <style:text-properties fo:font-size="2pt" style:font-size-asian="2pt" style:font-size-complex="2pt"/>
    </style:style>
    <style:style style:name="P7" style:family="paragraph" style:parent-style-name="Text_20_body" style:list-style-name="L1"/>
    <style:style style:name="P8" style:family="paragraph" style:parent-style-name="Text_20_body" style:list-style-name="L1">
      <style:paragraph-properties fo:margin-top="0cm" fo:margin-bottom="0cm" loext:contextual-spacing="false"/>
    </style:style>
    <style:style style:name="T1" style:family="text">
      <style:text-properties style:font-name="consolas"/>
    </style:style>
    <style:style style:name="T2" style:family="text">
      <style:text-properties fo:language="en" fo:country="US"/>
    </style:style>
    <style:style style:name="T3" style:family="text">
      <style:text-properties style:font-name-asian="consolas"/>
    </style:style>
    <style:style style:name="T4" style:family="text">
      <style:text-properties fo:font-size="10pt" fo:language="zh" fo:country="CN"/>
    </style:style>
    <style:style style:name="T5" style:family="text">
      <style:text-properties style:font-name-asian="Open San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ct Js</text:p>
      <text:h text:style-name="Heading_20_2" text:outline-level="2"><text:bookmark text:name="Syntax"/>语法</text:h>
      <text:h text:style-name="P1" text:outline-level="3"><text:bookmark text:name="基础语法"/>基础语法</text:h>
      <text:p text:style-name="P2">(参数1, 参数2, …, 参数N) =&gt; { 函数声明 }</text:p>
      <text:p text:style-name="P2"/>
      <text:p text:style-name="P2">//相当于：(参数1, 参数2, …, 参数N) =&gt;{ return 表达式; }</text:p>
      <text:p text:style-name="P2">(参数1, 参数2, …, 参数N) =&gt; 表达式（单一）</text:p>
      <text:p text:style-name="P2"/>
      <text:p text:style-name="P2">// 当只有一个参数时，<text:span text:style-name="Strong_20_Emphasis">圆括号</text:span>是可选的：</text:p>
      <text:p text:style-name="P2">(单一参数) =&gt; {函数声明}</text:p>
      <text:p text:style-name="P2">单一参数 =&gt; {函数声明}</text:p>
      <text:p text:style-name="P2"/>
      <text:p text:style-name="P2">// 没有参数的函数应该写成一对圆括号。</text:p>
      <text:p text:style-name="P3">() =&gt; {函数声明}</text:p>
      <text:h text:style-name="Heading_20_3" text:outline-level="3"><text:bookmark text:name="高级语法"/>高级语法</text:h>
      <text:p text:style-name="P2">//加括号的函数体返回对象字面表达式：</text:p>
      <text:p text:style-name="P2"><text:span text:style-name="Emphasis">参数</text:span>=&gt; ({<text:span text:style-name="Emphasis">foo: bar</text:span>})</text:p>
      <text:p text:style-name="P2"/>
      <text:p text:style-name="P2">//支持<text:a xlink:type="simple" xlink:href="https://developer.mozilla.org/en-US/docs/Web/JavaScript/Reference/Functions/rest_parameters" text:style-name="Internet_20_link" text:visited-style-name="Visited_20_Internet_20_Link"><text:span text:style-name="Strong_20_Emphasis">剩余参数</text:span></text:a>和<text:a xlink:type="simple" xlink:href="https://developer.mozilla.org/en-US/docs/Web/JavaScript/Reference/Functions/Default_parameters" text:style-name="Internet_20_link" text:visited-style-name="Visited_20_Internet_20_Link"><text:span text:style-name="Strong_20_Emphasis">默认参数</text:span></text:a></text:p>
      <text:p text:style-name="P2">(参数1, 参数2, <text:span text:style-name="Strong_20_Emphasis">...rest</text:span>) =&gt; {函数声明}</text:p>
      <text:p text:style-name="P2">(参数1 <text:span text:style-name="Strong_20_Emphasis">= 默认值1</text:span>,参数<text:span text:style-name="Emphasis">2</text:span>, …, 参数N <text:span text:style-name="Strong_20_Emphasis">= 默认值N</text:span>) =&gt; {函数声明}</text:p>
      <text:p text:style-name="P2"/>
      <text:p text:style-name="P2">//同样支持参数列表<text:a xlink:type="simple" xlink:href="https://developer.mozilla.org/zh-CN/docs/Web/JavaScript/Reference/Operators/Destructuring_assignment" text:style-name="Internet_20_link" text:visited-style-name="Visited_20_Internet_20_Link">解构</text:a></text:p>
      <text:p text:style-name="P2">let f = ([a, b] = [1, 2], {x: c} = {x: a + b}) =&gt; a + b + c;</text:p>
      <text:p text:style-name="P3">f(); <text:s/>// 6</text:p>
      <text:h text:style-name="Heading_20_2" text:outline-level="2"><text:bookmark text:name="描述"/>描述</text:h>
      <text:p text:style-name="Text_20_body">参考 <text:a xlink:type="simple" xlink:href="https://hacks.mozilla.org/2015/06/es6-in-depth-arrow-functions/" text:style-name="Internet_20_link" text:visited-style-name="Visited_20_Internet_20_Link">"ES6 In Depth: Arrow functions" on hacks.mozilla.org</text:a>.</text:p>
      <text:p text:style-name="Text_20_body">引入箭头函数有两个方面的作用：更简短的函数并且不绑定<text:span text:style-name="Source_20_Text">this</text:span>。</text:p>
      <text:h text:style-name="Heading_20_3" text:outline-level="3"><text:bookmark text:name="更短的函数"/>更短的函数</text:h>
      <text:p text:style-name="Preformatted_20_Text"><text:span text:style-name="Source_20_Text">var elements = [</text:span></text:p>
      <text:p text:style-name="Preformatted_20_Text"><text:span text:style-name="Source_20_Text"><text:s text:c="2"/>'Hydrogen',</text:span></text:p>
      <text:p text:style-name="Preformatted_20_Text"><text:span text:style-name="Source_20_Text"><text:s text:c="2"/>'Helium',</text:span></text:p>
      <text:p text:style-name="Preformatted_20_Text"><text:span text:style-name="Source_20_Text"><text:s text:c="2"/>'Lithium',</text:span></text:p>
      <text:p text:style-name="Preformatted_20_Text"><text:span text:style-name="Source_20_Text"><text:s text:c="2"/>'Beryllium'</text:span></text:p>
      <text:p text:style-name="Preformatted_20_Text"><text:span text:style-name="Source_20_Text">];</text:span></text:p>
      <text:p text:style-name="Preformatted_20_Text"/>
      <text:p text:style-name="Preformatted_20_Text"><text:span text:style-name="Source_20_Text">elements.map(function(element) { </text:span></text:p>
      <text:p text:style-name="Preformatted_20_Text"><text:span text:style-name="Source_20_Text"><text:s text:c="2"/>return element.length; </text:span></text:p>
      <text:p text:style-name="Preformatted_20_Text"><text:soft-page-break/><text:span text:style-name="Source_20_Text">}); // 返回数组：[8, 6, 7, 9]</text:span></text:p>
      <text:p text:style-name="Preformatted_20_Text"/>
      <text:p text:style-name="Preformatted_20_Text"><text:span text:style-name="Source_20_Text">// 上面的普通函数可以改写成如下的箭头函数</text:span></text:p>
      <text:p text:style-name="Preformatted_20_Text"><text:span text:style-name="Source_20_Text">elements.map((element) =&gt; {</text:span></text:p>
      <text:p text:style-name="Preformatted_20_Text"><text:span text:style-name="Source_20_Text"><text:s text:c="2"/>return element.length;</text:span></text:p>
      <text:p text:style-name="Preformatted_20_Text"><text:span text:style-name="Source_20_Text">}); // [8, 6, 7, 9]</text:span></text:p>
      <text:p text:style-name="Preformatted_20_Text"/>
      <text:p text:style-name="Preformatted_20_Text"><text:span text:style-name="Source_20_Text">// 当箭头函数只有一个参数时，可以省略参数的圆括号</text:span></text:p>
      <text:p text:style-name="Preformatted_20_Text"><text:span text:style-name="Source_20_Text">elements.map(element =&gt; {</text:span></text:p>
      <text:p text:style-name="Preformatted_20_Text"><text:span text:style-name="Source_20_Text"><text:s/>return element.length;</text:span></text:p>
      <text:p text:style-name="Preformatted_20_Text"><text:span text:style-name="Source_20_Text">}); // [8, 6, 7, 9]</text:span></text:p>
      <text:p text:style-name="Preformatted_20_Text"/>
      <text:p text:style-name="Preformatted_20_Text"><text:span text:style-name="Source_20_Text">// 当箭头函数的函数体只有一个 `return` 语句时，可以省略 `return` 关键字和方法体的花括号</text:span></text:p>
      <text:p text:style-name="Preformatted_20_Text"><text:span text:style-name="Source_20_Text">elements.map(element =&gt; element.length); // [8, 6, 7, 9]</text:span></text:p>
      <text:p text:style-name="Preformatted_20_Text"/>
      <text:p text:style-name="Preformatted_20_Text"><text:span text:style-name="Source_20_Text">// 在这个例子中，因为我们只需要 `length` 属性，所以可以使用参数解构</text:span></text:p>
      <text:p text:style-name="Preformatted_20_Text"><text:span text:style-name="Source_20_Text">// 需要注意的是字符串 `"length"` 是我们想要获得的属性的名称，而 `lengthFooBArX` 则只是个变量名，</text:span></text:p>
      <text:p text:style-name="Preformatted_20_Text"><text:span text:style-name="Source_20_Text">// 可以替换成任意合法的变量名</text:span></text:p>
      <text:p text:style-name="P5"><text:span text:style-name="Source_20_Text">elements.map(({ "length": lengthFooBArX }) =&gt; lengthFooBArX); // [8, 6, 7, 9]</text:span></text:p>
      <text:h text:style-name="Heading_20_3" text:outline-level="3"><text:bookmark text:name="没有单独的this"/>没有单独的<text:span text:style-name="Source_20_Text">this</text:span></text:h>
      <text:p text:style-name="Text_20_body">在箭头函数出现之前，每一个新函数根据它是被如何调用的来定义这个函数的this值：</text:p>
      <text:list xml:id="list5001166196341939073" text:style-name="L1">
        <text:list-item>
          <text:p text:style-name="P8">如果是该函数是一个构造函数，this指针指向一个新的对象 </text:p>
        </text:list-item>
        <text:list-item>
          <text:p text:style-name="P8">在严格模式下的函数调用下，this指向<text:span text:style-name="T1">undefined</text:span> </text:p>
        </text:list-item>
        <text:list-item>
          <text:p text:style-name="P7">如果是该函数是一个对象的方法，则它的this指针指向这个对象 </text:p>
        </text:list-item>
      </text:list>
      <text:p text:style-name="Text_20_body"><text:span text:style-name="Source_20_Text">This</text:span>被证明是令人厌烦的面向对象风格的编程。</text:p>
      <text:p text:style-name="Preformatted_20_Text"><text:span text:style-name="Source_20_Text">function Person() {</text:span></text:p>
      <text:p text:style-name="Preformatted_20_Text"><text:span text:style-name="Source_20_Text"><text:s text:c="2"/>// Person() 构造函数定义 `this`作为它自己的实例.</text:span></text:p>
      <text:p text:style-name="Preformatted_20_Text"><text:span text:style-name="Source_20_Text"><text:s text:c="2"/>this.age = 0;</text:span></text:p>
      <text:p text:style-name="Preformatted_20_Text"/>
      <text:p text:style-name="Preformatted_20_Text"><text:span text:style-name="Source_20_Text"><text:s text:c="2"/>setInterval(function growUp() {</text:span></text:p>
      <text:p text:style-name="Preformatted_20_Text"><text:span text:style-name="Source_20_Text"><text:s text:c="4"/>// 在非严格模式, growUp()函数定义 `this`作为全局对象, </text:span></text:p>
      <text:p text:style-name="Preformatted_20_Text"><text:span text:style-name="Source_20_Text"><text:s text:c="4"/>// 与在 Person()构造函数中定义的 `this`并不相同.</text:span></text:p>
      <text:p text:style-name="Preformatted_20_Text"><text:span text:style-name="Source_20_Text"><text:s text:c="4"/>this.age++;</text:span></text:p>
      <text:p text:style-name="Preformatted_20_Text"><text:span text:style-name="Source_20_Text"><text:s text:c="2"/>}, 1000);</text:span></text:p>
      <text:p text:style-name="Preformatted_20_Text"><text:span text:style-name="Source_20_Text">}</text:span></text:p>
      <text:p text:style-name="Preformatted_20_Text"/>
      <text:p text:style-name="P5"><text:span text:style-name="Source_20_Text">var p = new Person();</text:span></text:p>
      <text:p text:style-name="Text_20_body">在ECMAScript 3/5中，通过将<text:span text:style-name="Source_20_Text">this</text:span>值分配给封闭的变量，可以解决<text:span text:style-name="Source_20_Text">this</text:span>问题。</text:p>
      <text:p text:style-name="Preformatted_20_Text">function Person() {</text:p>
      <text:p text:style-name="Preformatted_20_Text"><text:s text:c="2"/>var that = this;</text:p>
      <text:p text:style-name="Preformatted_20_Text"><text:s text:c="2"/>that.age = 0;</text:p>
      <text:p text:style-name="Preformatted_20_Text"/>
      <text:p text:style-name="Preformatted_20_Text"><text:s text:c="2"/>setInterval(function growUp() {</text:p>
      <text:p text:style-name="Preformatted_20_Text"><text:s text:c="4"/>// <text:s/>回调引用的是<text:span text:style-name="T2">`that`</text:span>变量<text:span text:style-name="T2">, </text:span>其值是预期的对象<text:span text:style-name="T2">.</text:span> </text:p>
      <text:p text:style-name="Preformatted_20_Text"><text:s text:c="4"/>that.age++;</text:p>
      <text:p text:style-name="Preformatted_20_Text"><text:s text:c="2"/>}, 1000);</text:p>
      <text:p text:style-name="P5"><text:soft-page-break/>}</text:p>
      <text:p text:style-name="Text_20_body">或者，可以创建<text:a xlink:type="simple" xlink:href="https://developer.mozilla.org/en-US/docs/Web/JavaScript/Reference/Global_Objects/Function/bind" text:style-name="Internet_20_link" text:visited-style-name="Visited_20_Internet_20_Link">绑定函数</text:a>，以便将预先分配的<text:span text:style-name="Source_20_Text">this</text:span>值传递到绑定的目标函数（上述示例中的<text:span text:style-name="Source_20_Text">growUp()</text:span>函数）。</text:p>
      <text:p text:style-name="Text_20_body">箭头函数不会创建自己的<text:span text:style-name="Source_20_Text">this,它只会从自己的作用域链的上一层继承this</text:span>。因此，在下面的代码中，传递给<text:span text:style-name="Source_20_Text">setInterval</text:span>的函数内的<text:span text:style-name="Source_20_Text">this</text:span>与封闭函数中的<text:span text:style-name="Source_20_Text">this</text:span>值相同：</text:p>
      <text:p text:style-name="Preformatted_20_Text"><text:span text:style-name="Source_20_Text">function Person(){</text:span></text:p>
      <text:p text:style-name="Preformatted_20_Text"><text:span text:style-name="Source_20_Text"><text:s text:c="2"/>this.age = 0;</text:span></text:p>
      <text:p text:style-name="Preformatted_20_Text"/>
      <text:p text:style-name="Preformatted_20_Text"><text:span text:style-name="Source_20_Text"><text:s text:c="2"/>setInterval(() =&gt; {</text:span></text:p>
      <text:p text:style-name="Preformatted_20_Text"><text:span text:style-name="Source_20_Text"><text:s text:c="4"/>this.age++; // |this| 正确地指向 p 实例</text:span></text:p>
      <text:p text:style-name="Preformatted_20_Text"><text:span text:style-name="Source_20_Text"><text:s text:c="2"/>}, 1000);</text:span></text:p>
      <text:p text:style-name="Preformatted_20_Text"><text:span text:style-name="Source_20_Text">}</text:span></text:p>
      <text:p text:style-name="Preformatted_20_Text"/>
      <text:p text:style-name="P5"><text:span text:style-name="Source_20_Text">var p = new Person();</text:span></text:p>
      <text:h text:style-name="Heading_20_4" text:outline-level="4"><text:bookmark text:name="与严格模式的关系"/>与严格模式的关系</text:h>
      <text:p text:style-name="Text_20_body">鉴于 <text:span text:style-name="Source_20_Text">this</text:span> 是词法层面上的，<text:a xlink:type="simple" xlink:href="https://developer.mozilla.org/zh-CN/docs/Web/JavaScript/Reference/Strict_mode" text:style-name="Internet_20_link" text:visited-style-name="Visited_20_Internet_20_Link">严格模式</text:a>中与 <text:span text:style-name="Source_20_Text">this</text:span> 相关的规则都将被忽略。</text:p>
      <text:p text:style-name="Preformatted_20_Text"><text:span text:style-name="Source_20_Text">function Person() {</text:span></text:p>
      <text:p text:style-name="Preformatted_20_Text"><text:span text:style-name="Source_20_Text"><text:s text:c="2"/>this.age = 0;</text:span></text:p>
      <text:p text:style-name="Preformatted_20_Text"><text:span text:style-name="Source_20_Text"><text:s text:c="2"/>var closure = "123"</text:span></text:p>
      <text:p text:style-name="Preformatted_20_Text"><text:span text:style-name="Source_20_Text"><text:s text:c="2"/>setInterval(function growUp() {</text:span></text:p>
      <text:p text:style-name="Preformatted_20_Text"><text:span text:style-name="Source_20_Text"><text:s text:c="4"/>this.age++;</text:span></text:p>
      <text:p text:style-name="Preformatted_20_Text"><text:span text:style-name="Source_20_Text"><text:s text:c="4"/>console.log(closure)</text:span></text:p>
      <text:p text:style-name="Preformatted_20_Text"><text:span text:style-name="Source_20_Text"><text:s text:c="2"/>}, 1000);</text:span></text:p>
      <text:p text:style-name="Preformatted_20_Text"><text:span text:style-name="Source_20_Text">}</text:span></text:p>
      <text:p text:style-name="Preformatted_20_Text"/>
      <text:p text:style-name="Preformatted_20_Text"><text:span text:style-name="Source_20_Text">var p = new Person();</text:span></text:p>
      <text:p text:style-name="Preformatted_20_Text"/>
      <text:p text:style-name="Preformatted_20_Text"><text:span text:style-name="Source_20_Text">function PersonX() {</text:span></text:p>
      <text:p text:style-name="Preformatted_20_Text"><text:span text:style-name="Source_20_Text"><text:s text:c="2"/>'use strict'</text:span></text:p>
      <text:p text:style-name="Preformatted_20_Text"><text:span text:style-name="Source_20_Text"><text:s text:c="2"/>this.age = 0;</text:span></text:p>
      <text:p text:style-name="Preformatted_20_Text"><text:span text:style-name="Source_20_Text"><text:s text:c="2"/>var closure = "123"</text:span></text:p>
      <text:p text:style-name="Preformatted_20_Text"><text:span text:style-name="Source_20_Text"><text:s text:c="2"/>setInterval(()=&gt;{</text:span></text:p>
      <text:p text:style-name="Preformatted_20_Text"><text:span text:style-name="Source_20_Text"><text:s text:c="4"/>this.age++;</text:span></text:p>
      <text:p text:style-name="Preformatted_20_Text"><text:span text:style-name="Source_20_Text"><text:s text:c="4"/>console.log(closure)</text:span></text:p>
      <text:p text:style-name="Preformatted_20_Text"><text:span text:style-name="Source_20_Text"><text:s text:c="2"/>}, 1000);</text:span></text:p>
      <text:p text:style-name="Preformatted_20_Text"><text:span text:style-name="Source_20_Text">}</text:span></text:p>
      <text:p text:style-name="Preformatted_20_Text"/>
      <text:p text:style-name="P5"><text:span text:style-name="Source_20_Text">var px = new PersonX();</text:span></text:p>
      <text:p text:style-name="Text_20_body">严格模式的其他规则依然不变.</text:p>
      <text:h text:style-name="Heading_20_4" text:outline-level="4"><text:bookmark text:name="通过_call_或_apply_调用"/>通过 call 或 apply 调用</text:h>
      <text:p text:style-name="Text_20_body">由于 <text:span text:style-name="T3">箭头函数没有自己的</text:span><text:span text:style-name="T1">this</text:span><text:span text:style-name="T3">指针</text:span>，通过 <text:span text:style-name="Source_20_Text">call()</text:span><text:span text:style-name="Emphasis"> 或</text:span> <text:span text:style-name="Source_20_Text">apply()</text:span> 方法调用一个函数时，只能传递参数（不能绑定this---译者注），他们的第一个参数会被忽略。（这种现象对于bind方法同样成立---译者注）</text:p>
      <text:p text:style-name="Preformatted_20_Text"><text:span text:style-name="Source_20_Text">var adder = {</text:span></text:p>
      <text:p text:style-name="Preformatted_20_Text"><text:span text:style-name="Source_20_Text"><text:s text:c="2"/>base : 1,</text:span></text:p>
      <text:p text:style-name="Preformatted_20_Text"><text:soft-page-break/><text:span text:style-name="Source_20_Text"><text:s text:c="4"/></text:span></text:p>
      <text:p text:style-name="Preformatted_20_Text"><text:span text:style-name="Source_20_Text"><text:s text:c="2"/>add : function(a) {</text:span></text:p>
      <text:p text:style-name="Preformatted_20_Text"><text:span text:style-name="Source_20_Text"><text:s text:c="4"/>var f = v =&gt; v + this.base;</text:span></text:p>
      <text:p text:style-name="Preformatted_20_Text"><text:span text:style-name="Source_20_Text"><text:s text:c="4"/>return f(a);</text:span></text:p>
      <text:p text:style-name="Preformatted_20_Text"><text:span text:style-name="Source_20_Text"><text:s text:c="2"/>},</text:span></text:p>
      <text:p text:style-name="Preformatted_20_Text"/>
      <text:p text:style-name="Preformatted_20_Text"><text:span text:style-name="Source_20_Text"><text:s text:c="2"/>addThruCall: function(a) {</text:span></text:p>
      <text:p text:style-name="Preformatted_20_Text"><text:span text:style-name="Source_20_Text"><text:s text:c="4"/>var f = v =&gt; v + this.base;</text:span></text:p>
      <text:p text:style-name="Preformatted_20_Text"><text:span text:style-name="Source_20_Text"><text:s text:c="4"/>var b = {</text:span></text:p>
      <text:p text:style-name="Preformatted_20_Text"><text:span text:style-name="Source_20_Text"><text:s text:c="6"/>base : 2</text:span></text:p>
      <text:p text:style-name="Preformatted_20_Text"><text:span text:style-name="Source_20_Text"><text:s text:c="4"/>};</text:span></text:p>
      <text:p text:style-name="Preformatted_20_Text"><text:span text:style-name="Source_20_Text"><text:s text:c="12"/></text:span></text:p>
      <text:p text:style-name="Preformatted_20_Text"><text:span text:style-name="Source_20_Text"><text:s text:c="4"/>return f.call(b, a);</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ole.log(adder.add(1)); <text:s text:c="8"/>// 输出 2</text:span></text:p>
      <text:p text:style-name="P5"><text:span text:style-name="Source_20_Text">console.log(adder.addThruCall(1)); // 仍然输出 2（而不是3 ——译者注）</text:span></text:p>
      <text:h text:style-name="Heading_20_3" text:outline-level="3"><text:bookmark text:name="不绑定arguments"/>不绑定<text:span text:style-name="Source_20_Text">arguments</text:span></text:h>
      <text:p text:style-name="Text_20_body">箭头函数不绑定<text:a xlink:type="simple" xlink:href="https://developer.mozilla.org/zh-CN/docs/Web/JavaScript/Reference/Functions/arguments" text:style-name="Internet_20_link" text:visited-style-name="Visited_20_Internet_20_Link">Arguments 对象</text:a>。因此，在本示例中，<text:span text:style-name="Source_20_Text">arguments</text:span>只是引用了封闭作用域内的arguments：</text:p>
      <text:p text:style-name="Preformatted_20_Text"><text:span text:style-name="Source_20_Text">var arguments = [1, 2, 3];</text:span></text:p>
      <text:p text:style-name="Preformatted_20_Text"><text:span text:style-name="Source_20_Text">var arr = () =&gt; arguments[0];</text:span></text:p>
      <text:p text:style-name="Preformatted_20_Text"/>
      <text:p text:style-name="Preformatted_20_Text"><text:span text:style-name="Source_20_Text">arr(); // 1</text:span></text:p>
      <text:p text:style-name="Preformatted_20_Text"/>
      <text:p text:style-name="Preformatted_20_Text"><text:span text:style-name="Source_20_Text">function foo(n) {</text:span></text:p>
      <text:p text:style-name="Preformatted_20_Text"><text:span text:style-name="Source_20_Text"><text:s text:c="2"/>var f = () =&gt; arguments[0] + n; // 隐式绑定 foo 函数的 arguments 对象. arguments[0] 是 n,即传给foo函数的第一个参数</text:span></text:p>
      <text:p text:style-name="Preformatted_20_Text"><text:span text:style-name="Source_20_Text"><text:s text:c="2"/>return f();</text:span></text:p>
      <text:p text:style-name="Preformatted_20_Text"><text:span text:style-name="Source_20_Text">}</text:span></text:p>
      <text:p text:style-name="Preformatted_20_Text"/>
      <text:p text:style-name="Preformatted_20_Text"><text:span text:style-name="Source_20_Text">foo(1); // 2</text:span></text:p>
      <text:p text:style-name="Preformatted_20_Text"><text:span text:style-name="Source_20_Text">foo(2); // 4</text:span></text:p>
      <text:p text:style-name="Preformatted_20_Text"><text:span text:style-name="Source_20_Text">foo(3); // 6</text:span></text:p>
      <text:p text:style-name="P5"><text:span text:style-name="Source_20_Text">foo(3,2);//6 </text:span></text:p>
      <text:p text:style-name="Text_20_body">在大多数情况下，使用<text:a xlink:type="simple" xlink:href="https://developer.mozilla.org/zh-CN/docs/Web/JavaScript/Reference/Functions/Rest_parameters" text:style-name="Internet_20_link" text:visited-style-name="Visited_20_Internet_20_Link">剩余参数</text:a>是相较使用<text:span text:style-name="Source_20_Text">arguments</text:span>对象的更好选择。</text:p>
      <text:p text:style-name="Preformatted_20_Text"><text:span text:style-name="Source_20_Text">function foo(arg) { </text:span></text:p>
      <text:p text:style-name="Preformatted_20_Text"><text:span text:style-name="Source_20_Text"><text:s text:c="2"/>var f = (...args) =&gt; args[0]; </text:span></text:p>
      <text:p text:style-name="Preformatted_20_Text"><text:span text:style-name="Source_20_Text"><text:s text:c="2"/>return f(arg); </text:span></text:p>
      <text:p text:style-name="Preformatted_20_Text"><text:span text:style-name="Source_20_Text">}</text:span></text:p>
      <text:p text:style-name="Preformatted_20_Text"><text:span text:style-name="Source_20_Text">foo(1); // 1</text:span></text:p>
      <text:p text:style-name="Preformatted_20_Text"/>
      <text:p text:style-name="Preformatted_20_Text"><text:span text:style-name="Source_20_Text">function foo(arg1,arg2) { </text:span></text:p>
      <text:p text:style-name="Preformatted_20_Text"><text:span text:style-name="Source_20_Text"><text:s text:c="4"/>var f = (...args) =&gt; args[1]; </text:span></text:p>
      <text:p text:style-name="Preformatted_20_Text"><text:span text:style-name="Source_20_Text"><text:s text:c="4"/>return f(arg1,arg2); </text:span></text:p>
      <text:p text:style-name="Preformatted_20_Text"><text:span text:style-name="Source_20_Text">} </text:span></text:p>
      <text:p text:style-name="Preformatted_20_Text"><text:span text:style-name="Source_20_Text">foo(1,2); <text:s/>//2</text:span></text:p>
      <text:p text:style-name="P5"/>
      <text:h text:style-name="Heading_20_3" text:outline-level="3"><text:bookmark text:name="像函数一样使用箭头函数"/><text:soft-page-break/>像函数一样使用箭头函数</text:h>
      <text:p text:style-name="Text_20_body">如上所述，箭头函数表达式对非方法函数是最合适的。让我们看看当我们试着把它们作为方法时发生了什么。</text:p>
      <text:p text:style-name="Preformatted_20_Text"><text:span text:style-name="Source_20_Text">'use strict';</text:span></text:p>
      <text:p text:style-name="Preformatted_20_Text"><text:span text:style-name="Source_20_Text">var obj = {</text:span></text:p>
      <text:p text:style-name="Preformatted_20_Text"><text:span text:style-name="Source_20_Text"><text:s text:c="2"/>i: 10,</text:span></text:p>
      <text:p text:style-name="Preformatted_20_Text"><text:span text:style-name="Source_20_Text"><text:s text:c="2"/>b: () =&gt; console.log(this.i, this),</text:span></text:p>
      <text:p text:style-name="Preformatted_20_Text"><text:span text:style-name="Source_20_Text"><text:s text:c="2"/>c: function() {</text:span></text:p>
      <text:p text:style-name="Preformatted_20_Text"><text:span text:style-name="Source_20_Text"><text:s text:c="4"/>console.log( this.i, this)</text:span></text:p>
      <text:p text:style-name="Preformatted_20_Text"><text:span text:style-name="Source_20_Text"><text:s text:c="2"/>}</text:span></text:p>
      <text:p text:style-name="Preformatted_20_Text"><text:span text:style-name="Source_20_Text">}</text:span></text:p>
      <text:p text:style-name="Preformatted_20_Text"><text:span text:style-name="Source_20_Text">obj.b(); </text:span></text:p>
      <text:p text:style-name="Preformatted_20_Text"><text:span text:style-name="Source_20_Text">// undefined, Window{...}</text:span></text:p>
      <text:p text:style-name="Preformatted_20_Text"><text:span text:style-name="Source_20_Text">obj.c(); </text:span></text:p>
      <text:p text:style-name="P5"><text:span text:style-name="Source_20_Text">// 10, Object {...}</text:span></text:p>
      <text:p text:style-name="Text_20_body">箭头函数没有定义this绑定。另一个涉及<text:a xlink:type="simple" xlink:href="https://developer.mozilla.org/zh-CN/docs/Web/JavaScript/Reference/Global_Objects/Object/defineProperty" text:style-name="Internet_20_link" text:visited-style-name="Visited_20_Internet_20_Link"><text:span text:style-name="Source_20_Text">Object.defineProperty()</text:span></text:a>的示例：</text:p>
      <text:p text:style-name="Preformatted_20_Text"><text:span text:style-name="Source_20_Text">'use strict';</text:span></text:p>
      <text:p text:style-name="Preformatted_20_Text"><text:span text:style-name="Source_20_Text">var obj = {</text:span></text:p>
      <text:p text:style-name="Preformatted_20_Text"><text:span text:style-name="Source_20_Text"><text:s text:c="2"/>a: 10</text:span></text:p>
      <text:p text:style-name="Preformatted_20_Text"><text:span text:style-name="Source_20_Text">};</text:span></text:p>
      <text:p text:style-name="Preformatted_20_Text"/>
      <text:p text:style-name="Preformatted_20_Text"><text:span text:style-name="Source_20_Text">Object.defineProperty(obj, "b", {</text:span></text:p>
      <text:p text:style-name="Preformatted_20_Text"><text:span text:style-name="Source_20_Text"><text:s text:c="2"/>get: () =&gt; {</text:span></text:p>
      <text:p text:style-name="Preformatted_20_Text"><text:span text:style-name="Source_20_Text"><text:s text:c="4"/>console.log(this.a, typeof this.a, this);</text:span></text:p>
      <text:p text:style-name="Preformatted_20_Text"><text:span text:style-name="Source_20_Text"><text:s text:c="4"/>return this.a+10; </text:span></text:p>
      <text:p text:style-name="Preformatted_20_Text"><text:span text:style-name="Source_20_Text"><text:s text:c="3"/>// 代表全局对象 'Window', 因此 'this.a' 返回 'undefined'</text:span></text:p>
      <text:p text:style-name="Preformatted_20_Text"><text:span text:style-name="Source_20_Text"><text:s text:c="2"/>}</text:span></text:p>
      <text:p text:style-name="Preformatted_20_Text"><text:span text:style-name="Source_20_Text">});</text:span></text:p>
      <text:p text:style-name="Preformatted_20_Text"/>
      <text:p text:style-name="P5"><text:span text:style-name="Source_20_Text">obj.b; // undefined <text:s text:c="2"/>"undefined" <text:s text:c="2"/>Window {postMessage: ƒ, blur: ƒ, focus: ƒ, close: ƒ, frames: Window, …} <text:s text:c="2"/></text:span></text:p>
      <text:h text:style-name="Heading_20_3" text:outline-level="3"><text:bookmark text:name="使用_new_操作符"/>使用 <text:span text:style-name="Source_20_Text">new</text:span> 操作符</text:h>
      <text:p text:style-name="Text_20_body">箭头函数不能用作构造器，和 <text:span text:style-name="Source_20_Text">new</text:span>一起用会抛出错误。</text:p>
      <text:p text:style-name="Preformatted_20_Text"><text:span text:style-name="Source_20_Text">var Foo = () =&gt; {};</text:span></text:p>
      <text:p text:style-name="P5"><text:span text:style-name="Source_20_Text">var foo = new Foo(); // TypeError: Foo is not a constructor</text:span></text:p>
      <text:h text:style-name="Heading_20_3" text:outline-level="3"><text:bookmark text:name="使用prototype属性"/>使用<text:span text:style-name="Source_20_Text">prototype</text:span>属性</text:h>
      <text:p text:style-name="Text_20_body">箭头函数没有<text:span text:style-name="Source_20_Text">prototype</text:span>属性。</text:p>
      <text:p text:style-name="Preformatted_20_Text"><text:span text:style-name="Source_20_Text">var Foo = () =&gt; {};</text:span></text:p>
      <text:p text:style-name="P5"><text:span text:style-name="Source_20_Text">console.log(Foo.prototype); // undefined</text:span></text:p>
      <text:h text:style-name="Heading_20_3" text:outline-level="3"><text:bookmark text:name="使用_yield_关键字"/>使用 <text:span text:style-name="Source_20_Text">yield</text:span> 关键字</text:h>
      <text:p text:style-name="Text_20_body"> <text:a xlink:type="simple" xlink:href="https://developer.mozilla.org/en-US/docs/Web/JavaScript/Reference/Operators/yield" text:style-name="Internet_20_link" text:visited-style-name="Visited_20_Internet_20_Link"><text:span text:style-name="Source_20_Text">yield</text:span></text:a> 关键字通常不能在箭头函数中使用（除非是嵌套在允许使用的函数内）。因此，箭头函数不能用作生成器。</text:p>
      <text:h text:style-name="Heading_20_2" text:outline-level="2"><text:bookmark text:name="函数体"/><text:soft-page-break/>函数体</text:h>
      <text:p text:style-name="Text_20_body">箭头函数可以有一个“简写体”或常见的“块体”。</text:p>
      <text:p text:style-name="Text_20_body">在一个简写体中，只需要一个表达式，并附加一个隐式的返回值。在块体中，必须使用明确的<text:span text:style-name="Source_20_Text">return</text:span>语句。</text:p>
      <text:p text:style-name="Preformatted_20_Text"><text:span text:style-name="Source_20_Text">var func = x =&gt; x * x; <text:s text:c="17"/></text:span></text:p>
      <text:p text:style-name="Preformatted_20_Text"><text:span text:style-name="Source_20_Text">// 简写函数 省略return</text:span></text:p>
      <text:p text:style-name="Preformatted_20_Text"/>
      <text:p text:style-name="Preformatted_20_Text"><text:span text:style-name="Source_20_Text">var func = (x, y) =&gt; { return x + y; }; </text:span></text:p>
      <text:p text:style-name="P5"><text:span text:style-name="Source_20_Text">//常规编写 明确的返回值</text:span></text:p>
      <text:h text:style-name="Heading_20_2" text:outline-level="2"><text:bookmark text:name="返回对象字面量"/>返回对象字面量</text:h>
      <text:p text:style-name="Text_20_body">记住用<text:span text:style-name="Source_20_Text">params =&gt; {object:literal}</text:span>这种简单的语法返回对象字面量是行不通的。</text:p>
      <text:p text:style-name="Preformatted_20_Text"><text:span text:style-name="Source_20_Text">var func = () =&gt; { foo: 1 }; <text:s text:c="14"/></text:span></text:p>
      <text:p text:style-name="Preformatted_20_Text"><text:span text:style-name="Source_20_Text">// Calling func() returns undefined!</text:span></text:p>
      <text:p text:style-name="Preformatted_20_Text"/>
      <text:p text:style-name="Preformatted_20_Text"><text:span text:style-name="Source_20_Text">var func = () =&gt; { foo: function() {} }; <text:s text:c="2"/></text:span></text:p>
      <text:p text:style-name="P5"><text:span text:style-name="Source_20_Text">// SyntaxError: function statement requires a name</text:span></text:p>
      <text:p text:style-name="Text_20_body">这是因为花括号（<text:span text:style-name="Source_20_Text">{}</text:span> ）里面的代码被解析为一系列语句（即 <text:span text:style-name="Source_20_Text">foo</text:span> 被认为是一个标签，而非对象字面量的组成部分）。</text:p>
      <text:p text:style-name="Text_20_body">所以，记得用圆括号把对象字面量包起来：</text:p>
      <text:p text:style-name="P5"><text:span text:style-name="Source_20_Text">var func = () =&gt; ({foo: 1});</text:span></text:p>
      <text:h text:style-name="Heading_20_2" text:outline-level="2"><text:bookmark text:name="换行"/>换行</text:h>
      <text:p text:style-name="Text_20_body">箭头函数在参数和箭头之间不能换行。</text:p>
      <text:p text:style-name="Preformatted_20_Text"><text:span text:style-name="Source_20_Text">var func = ()</text:span></text:p>
      <text:p text:style-name="Preformatted_20_Text"><text:span text:style-name="Source_20_Text"><text:s text:c="11"/>=&gt; 1; </text:span></text:p>
      <text:p text:style-name="P5"><text:span text:style-name="Source_20_Text">// SyntaxError: expected expression, got '=&gt;'</text:span></text:p>
      <text:h text:style-name="Heading_20_2" text:outline-level="2"><text:bookmark text:name="解析顺序"/>解析顺序</text:h>
      <text:p text:style-name="Text_20_body">虽然箭头函数中的箭头不是运算符，但箭头函数具有与常规函数不同的特殊<text:a xlink:type="simple" xlink:href="https://developer.mozilla.org/zh-CN/docs/Web/JavaScript/Reference/Operators/Operator_Precedence" text:style-name="Internet_20_link" text:visited-style-name="Visited_20_Internet_20_Link">运算符优先级</text:a>解析规则。</text:p>
      <text:p text:style-name="Preformatted_20_Text"><text:span text:style-name="Source_20_Text">let callback;</text:span></text:p>
      <text:p text:style-name="Preformatted_20_Text"/>
      <text:p text:style-name="Preformatted_20_Text"><text:span text:style-name="Source_20_Text">callback = callback || function() {}; // ok</text:span></text:p>
      <text:p text:style-name="Preformatted_20_Text"/>
      <text:p text:style-name="Preformatted_20_Text"><text:span text:style-name="Source_20_Text">callback = callback || () =&gt; {}; <text:s text:c="5"/></text:span></text:p>
      <text:p text:style-name="Preformatted_20_Text"><text:span text:style-name="Source_20_Text">// SyntaxError: invalid arrow-function arguments</text:span></text:p>
      <text:p text:style-name="Preformatted_20_Text"/>
      <text:p text:style-name="P5"><text:soft-page-break/><text:span text:style-name="Source_20_Text">callback = callback || (() =&gt; {}); <text:s text:c="3"/>// ok</text:span></text:p>
      <text:h text:style-name="Heading_20_2" text:outline-level="2"><text:bookmark text:name="更多示例"/>更多示例</text:h>
      <text:p text:style-name="Preformatted_20_Text"><text:span text:style-name="Source_20_Text">// 空的箭头函数返回 undefined</text:span></text:p>
      <text:p text:style-name="Preformatted_20_Text"><text:span text:style-name="Source_20_Text">let empty = () =&gt; {};</text:span></text:p>
      <text:p text:style-name="Preformatted_20_Text"/>
      <text:p text:style-name="Preformatted_20_Text"><text:span text:style-name="Source_20_Text">(() =&gt; 'foobar')(); </text:span></text:p>
      <text:p text:style-name="Preformatted_20_Text"><text:span text:style-name="Source_20_Text">// Returns "foobar"</text:span></text:p>
      <text:p text:style-name="Preformatted_20_Text"><text:span text:style-name="Source_20_Text">// (这是一个立即执行函数表达式,可参阅 'IIFE'术语表) </text:span></text:p>
      <text:p text:style-name="Preformatted_20_Text"/>
      <text:p text:style-name="Preformatted_20_Text"/>
      <text:p text:style-name="Preformatted_20_Text"><text:span text:style-name="Source_20_Text">var simple = a =&gt; a &gt; 15 ? 15 : a; </text:span></text:p>
      <text:p text:style-name="Preformatted_20_Text"><text:span text:style-name="Source_20_Text">simple(16); // 15</text:span></text:p>
      <text:p text:style-name="Preformatted_20_Text"><text:span text:style-name="Source_20_Text">simple(10); // 10</text:span></text:p>
      <text:p text:style-name="Preformatted_20_Text"/>
      <text:p text:style-name="Preformatted_20_Text"><text:span text:style-name="Source_20_Text">let max = (a, b) =&gt; a &gt; b ? a : b;</text:span></text:p>
      <text:p text:style-name="Preformatted_20_Text"/>
      <text:p text:style-name="Preformatted_20_Text"><text:span text:style-name="Source_20_Text">// Easy array filtering, mapping, ...</text:span></text:p>
      <text:p text:style-name="Preformatted_20_Text"/>
      <text:p text:style-name="Preformatted_20_Text"><text:span text:style-name="Source_20_Text">var arr = [5, 6, 13, 0, 1, 18, 23];</text:span></text:p>
      <text:p text:style-name="Preformatted_20_Text"/>
      <text:p text:style-name="Preformatted_20_Text"><text:span text:style-name="Source_20_Text">var sum = arr.reduce((a, b) =&gt; a + b); <text:s/></text:span></text:p>
      <text:p text:style-name="Preformatted_20_Text"><text:span text:style-name="Source_20_Text">// 66</text:span></text:p>
      <text:p text:style-name="Preformatted_20_Text"/>
      <text:p text:style-name="Preformatted_20_Text"><text:span text:style-name="Source_20_Text">var even = arr.filter(v =&gt; v % 2 == 0); </text:span></text:p>
      <text:p text:style-name="Preformatted_20_Text"><text:span text:style-name="Source_20_Text">// [6, 0, 18]</text:span></text:p>
      <text:p text:style-name="Preformatted_20_Text"/>
      <text:p text:style-name="Preformatted_20_Text"><text:span text:style-name="Source_20_Text">var double = arr.map(v =&gt; v * 2); <text:s text:c="6"/></text:span></text:p>
      <text:p text:style-name="Preformatted_20_Text"><text:span text:style-name="Source_20_Text">// [10, 12, 26, 0, 2, 36, 46]</text:span></text:p>
      <text:p text:style-name="Preformatted_20_Text"/>
      <text:p text:style-name="Preformatted_20_Text"><text:span text:style-name="Source_20_Text">// 更简明的promise链</text:span></text:p>
      <text:p text:style-name="Preformatted_20_Text"><text:span text:style-name="Source_20_Text">promise.then(a =&gt; {</text:span></text:p>
      <text:p text:style-name="Preformatted_20_Text"><text:span text:style-name="Source_20_Text"><text:s text:c="2"/>// ...</text:span></text:p>
      <text:p text:style-name="Preformatted_20_Text"><text:span text:style-name="Source_20_Text">}).then(b =&gt; {</text:span></text:p>
      <text:p text:style-name="Preformatted_20_Text"><text:span text:style-name="Source_20_Text"><text:s text:c="2"/>// ...</text:span></text:p>
      <text:p text:style-name="Preformatted_20_Text"><text:span text:style-name="Source_20_Text">});</text:span></text:p>
      <text:p text:style-name="Preformatted_20_Text"/>
      <text:p text:style-name="Preformatted_20_Text"><text:span text:style-name="Source_20_Text">// 无参数箭头函数在视觉上容易分析</text:span></text:p>
      <text:p text:style-name="Preformatted_20_Text"><text:span text:style-name="Source_20_Text">setTimeout( () =&gt; {</text:span></text:p>
      <text:p text:style-name="Preformatted_20_Text"><text:span text:style-name="Source_20_Text"><text:s text:c="2"/>console.log('I happen sooner');</text:span></text:p>
      <text:p text:style-name="Preformatted_20_Text"><text:span text:style-name="Source_20_Text"><text:s text:c="2"/>setTimeout( () =&gt; {</text:span></text:p>
      <text:p text:style-name="Preformatted_20_Text"><text:span text:style-name="Source_20_Text"><text:s text:c="4"/>// deeper code</text:span></text:p>
      <text:p text:style-name="Preformatted_20_Text"><text:span text:style-name="Source_20_Text"><text:s text:c="4"/>console.log('I happen later');</text:span></text:p>
      <text:p text:style-name="Preformatted_20_Text"><text:span text:style-name="Source_20_Text"><text:s text:c="2"/>}, 1);</text:span></text:p>
      <text:p text:style-name="P5"><text:span text:style-name="Source_20_Text">}, 1);</text:span></text:p>
      <text:h text:style-name="Heading_20_4" text:outline-level="4"><text:bookmark text:name="箭头函数也可以使用条件（三元）运算符："/>箭头函数也可以使用条件（三元）运算符：</text:h>
      <text:p text:style-name="Preformatted_20_Text"><text:span text:style-name="Source_20_Text">var simple = a =&gt; a &gt; 15 ? 15 : a;</text:span></text:p>
      <text:p text:style-name="Preformatted_20_Text"><text:span text:style-name="Source_20_Text">simple(16); // 15</text:span></text:p>
      <text:p text:style-name="Preformatted_20_Text"><text:span text:style-name="Source_20_Text">simple(10); // 10</text:span></text:p>
      <text:p text:style-name="Preformatted_20_Text"/>
      <text:p text:style-name="P5"><text:span text:style-name="Source_20_Text">let max = (a, b) =&gt; a &gt; b ? a : b;</text:span></text:p>
      <text:p text:style-name="Quotations"><text:soft-page-break/>箭头函数内定义的变量及其作用域</text:p>
      <text:p text:style-name="Preformatted_20_Text"><text:span text:style-name="Source_20_Text">// 常规写法</text:span></text:p>
      <text:p text:style-name="Preformatted_20_Text"><text:span text:style-name="Source_20_Text">var greeting = () =&gt; {let now = new Date(); return ("Good" + ((now.getHours() &gt; 17) ? " evening." : " day."));}</text:span></text:p>
      <text:p text:style-name="Preformatted_20_Text"><text:span text:style-name="Source_20_Text">greeting(); <text:s text:c="9"/>//"Good day."</text:span></text:p>
      <text:p text:style-name="Preformatted_20_Text"><text:span text:style-name="Source_20_Text">console.log(now); <text:s text:c="3"/>// ReferenceError: now is not defined 标准的let作用域</text:span></text:p>
      <text:p text:style-name="Preformatted_20_Text"/>
      <text:p text:style-name="Preformatted_20_Text"><text:span text:style-name="Source_20_Text">// 参数括号内定义的变量是局部变量（默认参数）</text:span></text:p>
      <text:p text:style-name="Preformatted_20_Text"><text:span text:style-name="Source_20_Text">var greeting = (now=new Date()) =&gt; "Good" + (now.getHours() &gt; 17 ? " evening." : " day.");</text:span></text:p>
      <text:p text:style-name="Preformatted_20_Text"><text:span text:style-name="Source_20_Text">greeting(); <text:s text:c="9"/>//"Good day."</text:span></text:p>
      <text:p text:style-name="Preformatted_20_Text"><text:span text:style-name="Source_20_Text">console.log(now); <text:s text:c="3"/>// ReferenceError: now is not defined</text:span></text:p>
      <text:p text:style-name="Preformatted_20_Text"/>
      <text:p text:style-name="Preformatted_20_Text"><text:span text:style-name="Source_20_Text">// 对比：函数体内{}不使用var定义的变量是全局变量</text:span></text:p>
      <text:p text:style-name="Preformatted_20_Text"><text:span text:style-name="Source_20_Text">var greeting = () =&gt; {now = new Date(); return ("Good" + ((now.getHours() &gt; 17) ? " evening." : " day."));}</text:span></text:p>
      <text:p text:style-name="Preformatted_20_Text"><text:span text:style-name="Source_20_Text">greeting(); <text:s text:c="10"/>//"Good day."</text:span></text:p>
      <text:p text:style-name="Preformatted_20_Text"><text:span text:style-name="Source_20_Text">console.log(now); <text:s text:c="4"/>// Fri Dec 22 2017 10:01:00 GMT+0800 (中国标准时间)</text:span></text:p>
      <text:p text:style-name="Preformatted_20_Text"/>
      <text:p text:style-name="Preformatted_20_Text"><text:span text:style-name="Source_20_Text">// 对比：函数体内{} 用var定义的变量是局部变量</text:span></text:p>
      <text:p text:style-name="Preformatted_20_Text"><text:span text:style-name="Source_20_Text">var greeting = () =&gt; {var now = new Date(); return ("Good" + ((now.getHours() &gt; 17) ? " evening." : " day."));}</text:span></text:p>
      <text:p text:style-name="Preformatted_20_Text"><text:span text:style-name="Source_20_Text">greeting(); //"Good day."</text:span></text:p>
      <text:p text:style-name="P5"><text:span text:style-name="Source_20_Text">console.log(now); <text:s text:c="3"/>// ReferenceError: now is not defined</text:span></text:p>
      <text:h text:style-name="P4" text:outline-level="4"><text:bookmark text:name="箭头函数也可以使用闭包："/>箭头函数也可以使用闭包：</text:h>
      <text:p text:style-name="Preformatted_20_Text"><text:span text:style-name="Source_20_Text">// 标准的闭包函数</text:span></text:p>
      <text:p text:style-name="Preformatted_20_Text"><text:span text:style-name="Source_20_Text">function A(){</text:span></text:p>
      <text:p text:style-name="Preformatted_20_Text"><text:span text:style-name="Source_20_Text"><text:s text:c="6"/>var i=0;</text:span></text:p>
      <text:p text:style-name="Preformatted_20_Text"><text:span text:style-name="Source_20_Text"><text:s text:c="6"/>return function b(){</text:span></text:p>
      <text:p text:style-name="Preformatted_20_Text"><text:span text:style-name="Source_20_Text"><text:s text:c="14"/>return (++i);</text:span></text:p>
      <text:p text:style-name="Preformatted_20_Text"><text:span text:style-name="Source_20_Text"><text:s text:c="6"/>};</text:span></text:p>
      <text:p text:style-name="Preformatted_20_Text"><text:span text:style-name="Source_20_Text">};</text:span></text:p>
      <text:p text:style-name="Preformatted_20_Text"/>
      <text:p text:style-name="Preformatted_20_Text"><text:span text:style-name="Source_20_Text">var v=A();</text:span></text:p>
      <text:p text:style-name="Preformatted_20_Text"><text:span text:style-name="Source_20_Text">v(); <text:s text:c="3"/>//1</text:span></text:p>
      <text:p text:style-name="Preformatted_20_Text"><text:span text:style-name="Source_20_Text">v(); <text:s text:c="3"/>//2</text:span></text:p>
      <text:p text:style-name="Preformatted_20_Text"/>
      <text:p text:style-name="Preformatted_20_Text"/>
      <text:p text:style-name="Preformatted_20_Text"><text:span text:style-name="Source_20_Text">//箭头函数体的闭包（ i=0 是默认参数）</text:span></text:p>
      <text:p text:style-name="Preformatted_20_Text"><text:span text:style-name="Source_20_Text">var Add = (i=0) =&gt; {return (() =&gt; (++i) )};</text:span></text:p>
      <text:p text:style-name="Preformatted_20_Text"><text:span text:style-name="Source_20_Text">var v = Add();</text:span></text:p>
      <text:p text:style-name="Preformatted_20_Text"><text:span text:style-name="Source_20_Text">v(); <text:s text:c="10"/>//1</text:span></text:p>
      <text:p text:style-name="Preformatted_20_Text"><text:span text:style-name="Source_20_Text">v(); <text:s text:c="10"/>//2</text:span></text:p>
      <text:p text:style-name="Preformatted_20_Text"/>
      <text:p text:style-name="Preformatted_20_Text"><text:span text:style-name="Source_20_Text">//因为仅有一个返回，return 及括号（）也可以省略</text:span></text:p>
      <text:p text:style-name="Preformatted_20_Text"><text:span text:style-name="Source_20_Text">var Add = (i=0)=&gt; ()=&gt; (++i);</text:span></text:p>
      <text:p text:style-name="P5"/>
      <text:h text:style-name="P4" text:outline-level="4"><text:bookmark text:name="箭头函数递归"/> 箭头函数递归</text:h>
      <text:p text:style-name="Preformatted_20_Text"><text:span text:style-name="Source_20_Text">var fact = (x) =&gt; ( x==0 ? <text:s/>1 : x*fact(x-1) );</text:span></text:p>
      <text:p text:style-name="P5"><text:span text:style-name="Source_20_Text">fact(5); <text:s text:c="6"/>// 120</text:span></text:p>
      <text:p text:style-name="Text_20_body"><text:soft-page-break/>规范</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Specification</text:p>
          </table:table-cell>
          <table:table-cell table:style-name="Table1.A1" office:value-type="string">
            <text:p text:style-name="Table_20_Heading">Status</text:p>
          </table:table-cell>
          <table:table-cell table:style-name="Table1.A1" office:value-type="string">
            <text:p text:style-name="Table_20_Heading">Comment</text:p>
          </table:table-cell>
        </table:table-row>
        <table:table-row>
          <table:table-cell table:style-name="Table1.A1" office:value-type="string">
            <text:p text:style-name="Table_20_Contents"><text:a xlink:type="simple" xlink:href="https://www.ecma-international.org/ecma-262/6.0/#sec-arrow-function-definitions" text:style-name="Internet_20_link" text:visited-style-name="Visited_20_Internet_20_Link"><text:span text:style-name="T2">ECMAScript 2015 (6th Edition, ECMA-262)<text:line-break/></text:span></text:a><text:a xlink:type="simple" xlink:href="https://www.ecma-international.org/ecma-262/6.0/#sec-arrow-function-definitions" text:style-name="Internet_20_link" text:visited-style-name="Visited_20_Internet_20_Link"><text:span text:style-name="T4">Arrow Function Definitions</text:span></text:a></text:p>
          </table:table-cell>
          <table:table-cell table:style-name="Table1.A1" office:value-type="string">
            <text:p text:style-name="Table_20_Contents">Standard</text:p>
          </table:table-cell>
          <table:table-cell table:style-name="Table1.A1" office:value-type="string">
            <text:p text:style-name="Table_20_Contents">Initial definition.</text:p>
          </table:table-cell>
        </table:table-row>
        <table:table-row>
          <table:table-cell table:style-name="Table1.A1" office:value-type="string">
            <text:p text:style-name="Table_20_Contents"><text:a xlink:type="simple" xlink:href="https://tc39.es/ecma262/#sec-arrow-function-definitions" text:style-name="Internet_20_link" text:visited-style-name="Visited_20_Internet_20_Link"><text:span text:style-name="T2">ECMAScript Latest Draft (ECMA-262)<text:line-break/></text:span></text:a><text:a xlink:type="simple" xlink:href="https://tc39.es/ecma262/#sec-arrow-function-definitions" text:style-name="Internet_20_link" text:visited-style-name="Visited_20_Internet_20_Link"><text:span text:style-name="T4">Arrow Function Definitions</text:span></text:a></text:p>
          </table:table-cell>
          <table:table-cell table:style-name="Table1.A1" office:value-type="string">
            <text:p text:style-name="Table_20_Contents">Draft</text:p>
          </table:table-cell>
          <table:table-cell table:style-name="Table1.A1" office:value-type="string">
            <text:p text:style-name="P6"/>
          </table:table-cell>
        </table:table-row>
      </table:table>
      <text:h text:style-name="Heading_20_2" text:outline-level="2"/>
      <text:h text:style-name="Heading_20_2" text:outline-level="2"><text:bookmark text:name="语法"/>语法</text:h>
      <text:p text:style-name="Preformatted_20_Text"><text:span text:style-name="Source_20_Text">var a, b, rest;</text:span></text:p>
      <text:p text:style-name="Preformatted_20_Text"><text:span text:style-name="Source_20_Text">[a, b] = [10, 20];</text:span></text:p>
      <text:p text:style-name="Preformatted_20_Text"><text:span text:style-name="Source_20_Text">console.log(a); // 10</text:span></text:p>
      <text:p text:style-name="Preformatted_20_Text"><text:span text:style-name="Source_20_Text">console.log(b); // 20</text:span></text:p>
      <text:p text:style-name="Preformatted_20_Text"/>
      <text:p text:style-name="Preformatted_20_Text"><text:span text:style-name="Source_20_Text">[a, b, ...rest] = [10, 20, 30, 40, 50];</text:span></text:p>
      <text:p text:style-name="Preformatted_20_Text"><text:span text:style-name="Source_20_Text">console.log(a); // 10</text:span></text:p>
      <text:p text:style-name="Preformatted_20_Text"><text:span text:style-name="Source_20_Text">console.log(b); // 20</text:span></text:p>
      <text:p text:style-name="Preformatted_20_Text"><text:span text:style-name="Source_20_Text">console.log(rest); // [30, 40, 50]</text:span></text:p>
      <text:p text:style-name="Preformatted_20_Text"/>
      <text:p text:style-name="Preformatted_20_Text"><text:span text:style-name="Source_20_Text">({ a, b } = { a: 10, b: 20 });</text:span></text:p>
      <text:p text:style-name="Preformatted_20_Text"><text:span text:style-name="Source_20_Text">console.log(a); // 10</text:span></text:p>
      <text:p text:style-name="Preformatted_20_Text"><text:span text:style-name="Source_20_Text">console.log(b); // 20</text:span></text:p>
      <text:p text:style-name="Preformatted_20_Text"/>
      <text:p text:style-name="Preformatted_20_Text"/>
      <text:p text:style-name="Preformatted_20_Text"><text:span text:style-name="Source_20_Text">// Stage 4（已完成）提案中的特性</text:span></text:p>
      <text:p text:style-name="Preformatted_20_Text"><text:span text:style-name="Source_20_Text">({a, b, ...rest} = {a: 10, b: 20, c: 30, d: 40});</text:span></text:p>
      <text:p text:style-name="Preformatted_20_Text"><text:span text:style-name="Source_20_Text">console.log(a); // 10</text:span></text:p>
      <text:p text:style-name="Preformatted_20_Text"><text:span text:style-name="Source_20_Text">console.log(b); // 20</text:span></text:p>
      <text:p text:style-name="P5"><text:span text:style-name="Source_20_Text">console.log(rest); // {c: 30, d: 40}</text:span></text:p>
      <text:h text:style-name="Heading_20_2" text:outline-level="2"><text:bookmark text:name="描述1"/>描述</text:h>
      <text:p text:style-name="Text_20_body">对象和数组逐个对应表达式，或称对象字面量和数组字面量，提供了一种简单的定义一个特定的数据组的方法。</text:p>
      <text:p text:style-name="P5"><text:span text:style-name="Source_20_Text">var x = [1, 2, 3, 4, 5];</text:span></text:p>
      <text:p text:style-name="Text_20_body">解构赋值使用了相同的语法，不同的是在表达式左边定义了要从原变量中取出什么变量。</text:p>
      <text:p text:style-name="Preformatted_20_Text"><text:span text:style-name="Source_20_Text">var x = [1, 2, 3, 4, 5];</text:span></text:p>
      <text:p text:style-name="Preformatted_20_Text"><text:span text:style-name="Source_20_Text">var [y, z] = x;</text:span></text:p>
      <text:p text:style-name="Preformatted_20_Text"><text:span text:style-name="Source_20_Text">console.log(y); // 1</text:span></text:p>
      <text:p text:style-name="P5"><text:span text:style-name="Source_20_Text">console.log(z); // 2</text:span></text:p>
      <text:p text:style-name="Text_20_body">JavaScript 中，解构赋值的作用类似于 Perl 和 Python 语言中的相似特性。</text:p>
      <text:h text:style-name="Heading_20_2" text:outline-level="2"><text:bookmark text:name="解构数组"/><text:soft-page-break/>解构数组</text:h>
      <text:h text:style-name="Heading_20_3" text:outline-level="3"><text:bookmark text:name="变量声明并赋值时的解构"/>变量声明并赋值时的解构</text:h>
      <text:p text:style-name="Preformatted_20_Text"><text:span text:style-name="Source_20_Text">var foo = ["one", "two", "three"];</text:span></text:p>
      <text:p text:style-name="Preformatted_20_Text"/>
      <text:p text:style-name="Preformatted_20_Text"><text:span text:style-name="Source_20_Text">var [one, two, three] = foo;</text:span></text:p>
      <text:p text:style-name="Preformatted_20_Text"><text:span text:style-name="Source_20_Text">console.log(one); // "one"</text:span></text:p>
      <text:p text:style-name="Preformatted_20_Text"><text:span text:style-name="Source_20_Text">console.log(two); // "two"</text:span></text:p>
      <text:p text:style-name="P5"><text:span text:style-name="Source_20_Text">console.log(three); // "three"</text:span></text:p>
      <text:h text:style-name="Heading_20_3" text:outline-level="3"><text:bookmark text:name="变量先声明后赋值时的解构"/>变量先声明后赋值时的解构</text:h>
      <text:p text:style-name="Text_20_body">通过解构分离变量的声明，可以为一个变量赋值。</text:p>
      <text:p text:style-name="Preformatted_20_Text"><text:span text:style-name="Source_20_Text">var a, b;</text:span></text:p>
      <text:p text:style-name="Preformatted_20_Text"/>
      <text:p text:style-name="Preformatted_20_Text"><text:span text:style-name="Source_20_Text">[a, b] = [1, 2];</text:span></text:p>
      <text:p text:style-name="Preformatted_20_Text"><text:span text:style-name="Source_20_Text">console.log(a); // 1</text:span></text:p>
      <text:p text:style-name="P5"><text:span text:style-name="Source_20_Text">console.log(b); // 2</text:span></text:p>
      <text:h text:style-name="Heading_20_3" text:outline-level="3"><text:bookmark text:name="默认值"/>默认值</text:h>
      <text:p text:style-name="Text_20_body">为了防止从数组中取出一个值为<text:span text:style-name="Source_20_Text">undefined</text:span>的对象，可以在表达式左边的数组中为任意对象预设默认值。</text:p>
      <text:p text:style-name="Preformatted_20_Text"><text:span text:style-name="Source_20_Text">var a, b;</text:span></text:p>
      <text:p text:style-name="Preformatted_20_Text"/>
      <text:p text:style-name="Preformatted_20_Text"><text:span text:style-name="Source_20_Text">[a=5, b=7] = [1];</text:span></text:p>
      <text:p text:style-name="Preformatted_20_Text"><text:span text:style-name="Source_20_Text">console.log(a); // 1</text:span></text:p>
      <text:p text:style-name="P5"><text:span text:style-name="Source_20_Text">console.log(b); // 7</text:span></text:p>
      <text:h text:style-name="Heading_20_3" text:outline-level="3"><text:bookmark text:name="交换变量"/>交换变量</text:h>
      <text:p text:style-name="Text_20_body">在一个解构表达式中可以交换两个变量的值。</text:p>
      <text:p text:style-name="Text_20_body">没有解构赋值的情况下，交换两个变量需要一个临时变量（或者用低级语言中的<text:a xlink:type="simple" xlink:href="http://en.wikipedia.org/wiki/XOR_swap" text:style-name="Internet_20_link" text:visited-style-name="Visited_20_Internet_20_Link">XOR-swap技巧</text:a>）。</text:p>
      <text:p text:style-name="Preformatted_20_Text"><text:span text:style-name="Source_20_Text">var a = 1;</text:span></text:p>
      <text:p text:style-name="Preformatted_20_Text"><text:span text:style-name="Source_20_Text">var b = 3;</text:span></text:p>
      <text:p text:style-name="Preformatted_20_Text"/>
      <text:p text:style-name="Preformatted_20_Text"><text:span text:style-name="Source_20_Text">[a, b] = [b, a];</text:span></text:p>
      <text:p text:style-name="Preformatted_20_Text"><text:span text:style-name="Source_20_Text">console.log(a); // 3</text:span></text:p>
      <text:p text:style-name="P5"><text:span text:style-name="Source_20_Text">console.log(b); // 1</text:span></text:p>
      <text:h text:style-name="Heading_20_3" text:outline-level="3"><text:bookmark text:name="解析一个从函数返回的数组"/>解析一个从函数返回的数组</text:h>
      <text:p text:style-name="Text_20_body">从一个函数返回一个数组是十分常见的情况。解构使得处理返回值为数组时更加方便。</text:p>
      <text:p text:style-name="Text_20_body">在下面例子中，要让 <text:span text:style-name="Source_20_Text">[1, 2]</text:span> 成为函数的 <text:span text:style-name="Source_20_Text">f()</text:span> 的输出值，可以使用解构在一行内完成解析。</text:p>
      <text:p text:style-name="Preformatted_20_Text"><text:span text:style-name="Source_20_Text">function f() {</text:span></text:p>
      <text:p text:style-name="Preformatted_20_Text"><text:soft-page-break/><text:span text:style-name="Source_20_Text"><text:s text:c="2"/>return [1, 2];</text:span></text:p>
      <text:p text:style-name="Preformatted_20_Text"><text:span text:style-name="Source_20_Text">}</text:span></text:p>
      <text:p text:style-name="Preformatted_20_Text"/>
      <text:p text:style-name="Preformatted_20_Text"><text:span text:style-name="Source_20_Text">var a, b; </text:span></text:p>
      <text:p text:style-name="Preformatted_20_Text"><text:span text:style-name="Source_20_Text">[a, b] = f(); </text:span></text:p>
      <text:p text:style-name="Preformatted_20_Text"><text:span text:style-name="Source_20_Text">console.log(a); // 1</text:span></text:p>
      <text:p text:style-name="P5"><text:span text:style-name="Source_20_Text">console.log(b); // 2</text:span></text:p>
      <text:h text:style-name="Heading_20_3" text:outline-level="3"><text:bookmark text:name="忽略某些返回值"/>忽略某些返回值</text:h>
      <text:p text:style-name="Text_20_body">你也可以忽略你不感兴趣的返回值：</text:p>
      <text:p text:style-name="Preformatted_20_Text"><text:span text:style-name="Source_20_Text">function f() {</text:span></text:p>
      <text:p text:style-name="Preformatted_20_Text"><text:span text:style-name="Source_20_Text"><text:s text:c="2"/>return [1, 2, 3];</text:span></text:p>
      <text:p text:style-name="Preformatted_20_Text"><text:span text:style-name="Source_20_Text">}</text:span></text:p>
      <text:p text:style-name="Preformatted_20_Text"/>
      <text:p text:style-name="Preformatted_20_Text"><text:span text:style-name="Source_20_Text">var [a, , b] = f();</text:span></text:p>
      <text:p text:style-name="Preformatted_20_Text"><text:span text:style-name="Source_20_Text">console.log(a); // 1</text:span></text:p>
      <text:p text:style-name="P5"><text:span text:style-name="Source_20_Text">console.log(b); // 3</text:span></text:p>
      <text:p text:style-name="Text_20_body">你也可以忽略全部返回值：</text:p>
      <text:p text:style-name="P5"><text:span text:style-name="Source_20_Text">[,,] = f();</text:span></text:p>
      <text:h text:style-name="Heading_20_3" text:outline-level="3"><text:bookmark text:name="将剩余数组赋值给一个变量"/>将剩余数组赋值给一个变量</text:h>
      <text:p text:style-name="Text_20_body">当解构一个数组时，可以使用剩余模式，将数组剩余部分赋值给一个变量。</text:p>
      <text:p text:style-name="Preformatted_20_Text"><text:span text:style-name="Source_20_Text">var [a, ...b] = [1, 2, 3];</text:span></text:p>
      <text:p text:style-name="Preformatted_20_Text"><text:span text:style-name="Source_20_Text">console.log(a); // 1</text:span></text:p>
      <text:p text:style-name="P5"><text:span text:style-name="Source_20_Text">console.log(b); // [2, 3]</text:span></text:p>
      <text:p text:style-name="Text_20_body">注意：如果剩余元素右侧有逗号，会抛出 <text:a xlink:type="simple" xlink:href="https://developer.mozilla.org/zh-CN/docs/Web/JavaScript/Reference/Global_Objects/SyntaxError" text:style-name="Internet_20_link" text:visited-style-name="Visited_20_Internet_20_Link"><text:span text:style-name="Source_20_Text">SyntaxError</text:span></text:a>，因为剩余元素必须是数组的最后一个元素。</text:p>
      <text:p text:style-name="Preformatted_20_Text"><text:span text:style-name="Source_20_Text">var [a, ...b,] = [1, 2, 3];</text:span></text:p>
      <text:p text:style-name="P5"><text:span text:style-name="Source_20_Text">// SyntaxError: rest element may not have a trailing comma</text:span></text:p>
      <text:h text:style-name="Heading_20_3" text:outline-level="3"><text:bookmark text:name="用正则表达式匹配提取值"/>用正则表达式匹配提取值</text:h>
      <text:p text:style-name="Text_20_body">用正则表达式的 <text:a xlink:type="simple" xlink:href="https://developer.mozilla.org/zh-CN/docs/Web/JavaScript/Reference/Global_Objects/RegExp/exec" text:style-name="Internet_20_link" text:visited-style-name="Visited_20_Internet_20_Link"><text:span text:style-name="Source_20_Text">exec()</text:span></text:a> 方法匹配字符串会返回一个数组，该数组第一个值是完全匹配正则表达式的字符串，然后的值是匹配正则表达式括号内内容部分。解构赋值允许你轻易地提取出需要的部分，忽略完全匹配的字符串——如果不需要的话。</text:p>
      <text:p text:style-name="Preformatted_20_Text"><text:span text:style-name="Source_20_Text">function parseProtocol(url) { </text:span></text:p>
      <text:p text:style-name="Preformatted_20_Text"><text:span text:style-name="Source_20_Text"><text:s text:c="2"/>var parsedURL = /^(\w+)\:\/\/([^\/]+)\/(.*)$/.exec(url);</text:span></text:p>
      <text:p text:style-name="Preformatted_20_Text"><text:span text:style-name="Source_20_Text"><text:s text:c="2"/>if (!parsedURL) {</text:span></text:p>
      <text:p text:style-name="Preformatted_20_Text"><text:span text:style-name="Source_20_Text"><text:s text:c="4"/>return false;</text:span></text:p>
      <text:p text:style-name="Preformatted_20_Text"><text:span text:style-name="Source_20_Text"><text:s text:c="2"/>}</text:span></text:p>
      <text:p text:style-name="Preformatted_20_Text"><text:span text:style-name="Source_20_Text"><text:s text:c="2"/>console.log(parsedURL); // ["https://developer.mozilla.org/en-US/Web/JavaScript", "https", "developer.mozilla.org", "en-US/Web/JavaScript"]</text:span></text:p>
      <text:p text:style-name="Preformatted_20_Text"/>
      <text:p text:style-name="Preformatted_20_Text"><text:span text:style-name="Source_20_Text"><text:s text:c="2"/>var [, protocol, fullhost, fullpath] = parsedURL;</text:span></text:p>
      <text:p text:style-name="Preformatted_20_Text"><text:span text:style-name="Source_20_Text"><text:s text:c="2"/>return protocol;</text:span></text:p>
      <text:p text:style-name="Preformatted_20_Text"><text:soft-page-break/><text:span text:style-name="Source_20_Text">}</text:span></text:p>
      <text:p text:style-name="Preformatted_20_Text"/>
      <text:p text:style-name="P5"><text:span text:style-name="Source_20_Text">console.log(parseProtocol('https://developer.mozilla.org/en-US/Web/JavaScript')); // "https"</text:span></text:p>
      <text:h text:style-name="Heading_20_2" text:outline-level="2"><text:bookmark text:name="解构对象"/>解构对象</text:h>
      <text:h text:style-name="Heading_20_3" text:outline-level="3"><text:bookmark text:name="基本赋值"/>基本赋值</text:h>
      <text:p text:style-name="Preformatted_20_Text"><text:span text:style-name="Source_20_Text">var o = {p: 42, q: true};</text:span></text:p>
      <text:p text:style-name="Preformatted_20_Text"><text:span text:style-name="Source_20_Text">var {p, q} = o;</text:span></text:p>
      <text:p text:style-name="Preformatted_20_Text"/>
      <text:p text:style-name="Preformatted_20_Text"><text:span text:style-name="Source_20_Text">console.log(p); // 42</text:span></text:p>
      <text:p text:style-name="P5"><text:span text:style-name="Source_20_Text">console.log(q); // true</text:span></text:p>
      <text:h text:style-name="Heading_20_3" text:outline-level="3"><text:bookmark text:name="无声明赋值"/>无声明赋值</text:h>
      <text:p text:style-name="Text_20_body">一个变量可以独立于其声明进行解构赋值。</text:p>
      <text:p text:style-name="Preformatted_20_Text"><text:span text:style-name="Source_20_Text">var a, b;</text:span></text:p>
      <text:p text:style-name="Preformatted_20_Text"/>
      <text:p text:style-name="P5"><text:span text:style-name="Source_20_Text">({a, b} = {a: 1, b: 2});</text:span></text:p>
      <text:p text:style-name="Text_20_body"><text:span text:style-name="Strong_20_Emphasis">注意</text:span>：赋值语句周围的圆括号 <text:span text:style-name="Source_20_Text">( ... )</text:span> 在使用对象字面量无声明解构赋值时是必须的。</text:p>
      <text:p text:style-name="Text_20_body"><text:span text:style-name="Source_20_Text">{a, b} = {a: 1, b: 2}</text:span> 不是有效的独立语法，因为左边的 <text:span text:style-name="Source_20_Text">{a, b}</text:span> 被认为是一个块而不是对象字面量。</text:p>
      <text:p text:style-name="Text_20_body">然而，<text:span text:style-name="Source_20_Text">({a, b} = {a: 1, b: 2})</text:span> 是有效的，正如 <text:span text:style-name="Source_20_Text">var {a, b} = {a: 1, b: 2}</text:span></text:p>
      <text:p text:style-name="Text_20_body">你的 <text:span text:style-name="Source_20_Text">( ... )</text:span> 表达式之前需要有一个分号，否则它可能会被当成上一行中的函数执行。</text:p>
      <text:h text:style-name="Heading_20_3" text:outline-level="3"><text:bookmark text:name="给新的变量名赋值"/>给新的变量名赋值</text:h>
      <text:p text:style-name="Text_20_body">可以从一个对象中提取变量并赋值给和对象属性名不同的新的变量名。</text:p>
      <text:p text:style-name="Preformatted_20_Text"><text:span text:style-name="Source_20_Text">var o = {p: 42, q: true};</text:span></text:p>
      <text:p text:style-name="Preformatted_20_Text"><text:span text:style-name="Source_20_Text">var {p: foo, q: bar} = o;</text:span></text:p>
      <text:p text:style-name="Preformatted_20_Text"><text:span text:style-name="Source_20_Text"><text:s/></text:span></text:p>
      <text:p text:style-name="Preformatted_20_Text"><text:span text:style-name="Source_20_Text">console.log(foo); // 42 </text:span></text:p>
      <text:p text:style-name="P5"><text:span text:style-name="Source_20_Text">console.log(bar); // true </text:span></text:p>
      <text:h text:style-name="Heading_20_3" text:outline-level="3"><text:bookmark text:name="默认值_2"/>默认值</text:h>
      <text:p text:style-name="Text_20_body">变量可以先赋予默认值。当要提取的对象没有对应的属性，变量就被赋予默认值。</text:p>
      <text:p text:style-name="Preformatted_20_Text"><text:span text:style-name="Source_20_Text">var {a = 10, b = 5} = {a: 3};</text:span></text:p>
      <text:p text:style-name="Preformatted_20_Text"/>
      <text:p text:style-name="Preformatted_20_Text"><text:span text:style-name="Source_20_Text">console.log(a); // 3</text:span></text:p>
      <text:p text:style-name="P5"><text:span text:style-name="Source_20_Text">console.log(b); // 5</text:span></text:p>
      <text:h text:style-name="Heading_20_3" text:outline-level="3"><text:bookmark text:name="给新的变量命名并提供默认值"/><text:soft-page-break/>给新的变量命名并提供默认值</text:h>
      <text:p text:style-name="Text_20_body">一个属性可以同时 1）从一个对象解构，并分配给一个不同名称的变量 2）分配一个默认值，以防未解构的值是 <text:span text:style-name="Source_20_Text">undefined</text:span>。</text:p>
      <text:p text:style-name="Preformatted_20_Text"><text:span text:style-name="Source_20_Text">var {a:aa = 10, b:bb = 5} = {a: 3};</text:span></text:p>
      <text:p text:style-name="Preformatted_20_Text"/>
      <text:p text:style-name="Preformatted_20_Text"><text:span text:style-name="Source_20_Text">console.log(aa); // 3</text:span></text:p>
      <text:p text:style-name="P5"><text:span text:style-name="Source_20_Text">console.log(bb); // 5</text:span></text:p>
      <text:h text:style-name="Heading_20_3" text:outline-level="3"><text:bookmark text:name="函数参数默认值"/>函数参数默认值</text:h>
      <text:h text:style-name="Heading_20_4" text:outline-level="4"><text:bookmark text:name="ES5_版本"/>ES5 版本</text:h>
      <text:p text:style-name="Preformatted_20_Text"><text:span text:style-name="Source_20_Text">function drawES5Chart(options) {</text:span></text:p>
      <text:p text:style-name="Preformatted_20_Text"><text:span text:style-name="Source_20_Text"><text:s text:c="2"/>options = options === undefined ? {} : options;</text:span></text:p>
      <text:p text:style-name="Preformatted_20_Text"><text:span text:style-name="Source_20_Text"><text:s text:c="2"/>var size = options.size === undefined ? 'big' : options.size;</text:span></text:p>
      <text:p text:style-name="Preformatted_20_Text"><text:span text:style-name="Source_20_Text"><text:s text:c="2"/>var cords = options.cords === undefined ? { x: 0, y: 0 } : options.cords;</text:span></text:p>
      <text:p text:style-name="Preformatted_20_Text"><text:span text:style-name="Source_20_Text"><text:s text:c="2"/>var radius = options.radius === undefined ? 25 : options.radius;</text:span></text:p>
      <text:p text:style-name="Preformatted_20_Text"><text:span text:style-name="Source_20_Text"><text:s text:c="2"/>console.log(size, cords, radius);</text:span></text:p>
      <text:p text:style-name="Preformatted_20_Text"><text:span text:style-name="Source_20_Text"><text:s text:c="2"/>// now finally do some chart drawing</text:span></text:p>
      <text:p text:style-name="Preformatted_20_Text"><text:span text:style-name="Source_20_Text">}</text:span></text:p>
      <text:p text:style-name="Preformatted_20_Text"/>
      <text:p text:style-name="Preformatted_20_Text"><text:span text:style-name="Source_20_Text">drawES5Chart({</text:span></text:p>
      <text:p text:style-name="Preformatted_20_Text"><text:span text:style-name="Source_20_Text"><text:s text:c="2"/>cords: { x: 18, y: 30 },</text:span></text:p>
      <text:p text:style-name="Preformatted_20_Text"><text:span text:style-name="Source_20_Text"><text:s text:c="2"/>radius: 30</text:span></text:p>
      <text:p text:style-name="P5"><text:span text:style-name="Source_20_Text">});</text:span></text:p>
      <text:h text:style-name="Heading_20_4" text:outline-level="4"><text:bookmark text:name="ES2015_版本"/>ES2015 版本</text:h>
      <text:p text:style-name="Preformatted_20_Text"><text:span text:style-name="Source_20_Text">function drawES2015Chart({size = 'big', cords = { x: 0, y: 0 }, radius = 25} = {}) </text:span></text:p>
      <text:p text:style-name="Preformatted_20_Text"><text:span text:style-name="Source_20_Text">{</text:span></text:p>
      <text:p text:style-name="Preformatted_20_Text"><text:span text:style-name="Source_20_Text"><text:s text:c="2"/>console.log(size, cords, radius);</text:span></text:p>
      <text:p text:style-name="Preformatted_20_Text"><text:span text:style-name="Source_20_Text"><text:s text:c="2"/>// do some chart drawing</text:span></text:p>
      <text:p text:style-name="Preformatted_20_Text"><text:span text:style-name="Source_20_Text">}</text:span></text:p>
      <text:p text:style-name="Preformatted_20_Text"/>
      <text:p text:style-name="Preformatted_20_Text"><text:span text:style-name="Source_20_Text">drawES2015Chart({</text:span></text:p>
      <text:p text:style-name="Preformatted_20_Text"><text:span text:style-name="Source_20_Text"><text:s text:c="2"/>cords: { x: 18, y: 30 },</text:span></text:p>
      <text:p text:style-name="Preformatted_20_Text"><text:span text:style-name="Source_20_Text"><text:s text:c="2"/>radius: 30</text:span></text:p>
      <text:p text:style-name="P5"><text:span text:style-name="Source_20_Text">});</text:span></text:p>
      <text:p text:style-name="Text_20_body">在上面的 <text:span text:style-name="Strong_20_Emphasis"><text:span text:style-name="Source_20_Text">drawES2015Chart</text:span></text:span> 的函数签名中，解构的左手边被分配给右手边的空对象字面值：<text:span text:style-name="Source_20_Text">{size = 'big', cords = {x: 0, y: 0}, radius = 25} = {}</text:span>。你也可以在没有右侧分配的情况下编写函数。但是，如果你忽略了右边的赋值，那么函数会在被调用的时候查找至少一个被提供的参数，而在当前的形式下，你可以直接调用 <text:span text:style-name="Source_20_Text"><text:span text:style-name="Strong_20_Emphasis">drawES2015Chart()</text:span></text:span> 而不提供任何参数。如果你希望能够在不提供任何参数的情况下调用该函数，则当前的设计非常有用，而另一种方法在您确保将对象传递给函数时非常有用。</text:p>
      <text:h text:style-name="Heading_20_3" text:outline-level="3"><text:bookmark text:name="解构嵌套对象和数组"/>解构嵌套对象和数组</text:h>
      <text:p text:style-name="Preformatted_20_Text"><text:span text:style-name="Source_20_Text">const metadata = {</text:span></text:p>
      <text:p text:style-name="Preformatted_20_Text"><text:soft-page-break/><text:span text:style-name="Source_20_Text"><text:s text:c="2"/>title: 'Scratchpad',</text:span></text:p>
      <text:p text:style-name="Preformatted_20_Text"><text:span text:style-name="Source_20_Text"><text:s text:c="2"/>translations: [</text:span></text:p>
      <text:p text:style-name="Preformatted_20_Text"><text:span text:style-name="Source_20_Text"><text:s text:c="4"/>{</text:span></text:p>
      <text:p text:style-name="Preformatted_20_Text"><text:span text:style-name="Source_20_Text"><text:s text:c="6"/>locale: 'de',</text:span></text:p>
      <text:p text:style-name="Preformatted_20_Text"><text:span text:style-name="Source_20_Text"><text:s text:c="6"/>localization_tags: [],</text:span></text:p>
      <text:p text:style-name="Preformatted_20_Text"><text:span text:style-name="Source_20_Text"><text:s text:c="6"/>last_edit: '2014-04-14T08:43:37',</text:span></text:p>
      <text:p text:style-name="Preformatted_20_Text"><text:span text:style-name="Source_20_Text"><text:s text:c="6"/>url: '/de/docs/Tools/Scratchpad',</text:span></text:p>
      <text:p text:style-name="Preformatted_20_Text"><text:span text:style-name="Source_20_Text"><text:s text:c="6"/>title: 'JavaScript-Umgebung'</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url: '/en-US/docs/Tools/Scratchpad'</text:span></text:p>
      <text:p text:style-name="Preformatted_20_Text"><text:span text:style-name="Source_20_Text">};</text:span></text:p>
      <text:p text:style-name="Preformatted_20_Text"/>
      <text:p text:style-name="Preformatted_20_Text"><text:span text:style-name="Source_20_Text">let {</text:span></text:p>
      <text:p text:style-name="Preformatted_20_Text"><text:span text:style-name="Source_20_Text"><text:s text:c="2"/>title: englishTitle, // rename</text:span></text:p>
      <text:p text:style-name="Preformatted_20_Text"><text:span text:style-name="Source_20_Text"><text:s text:c="2"/>translations: [</text:span></text:p>
      <text:p text:style-name="Preformatted_20_Text"><text:span text:style-name="Source_20_Text"><text:s text:c="4"/>{</text:span></text:p>
      <text:p text:style-name="Preformatted_20_Text"><text:span text:style-name="Source_20_Text"><text:s text:c="7"/>title: localeTitle, // renam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 = metadata;</text:span></text:p>
      <text:p text:style-name="Preformatted_20_Text"/>
      <text:p text:style-name="Preformatted_20_Text"><text:span text:style-name="Source_20_Text">console.log(englishTitle); // "Scratchpad"</text:span></text:p>
      <text:p text:style-name="P5"><text:span text:style-name="Source_20_Text">console.log(localeTitle); <text:s/>// "JavaScript-Umgebung"</text:span></text:p>
      <text:h text:style-name="Heading_20_3" text:outline-level="3"><text:bookmark text:name="For_of_迭代和解构"/>For of 迭代和解构</text:h>
      <text:p text:style-name="Preformatted_20_Text"><text:span text:style-name="Source_20_Text">var people = [</text:span></text:p>
      <text:p text:style-name="Preformatted_20_Text"><text:span text:style-name="Source_20_Text"><text:s text:c="2"/>{</text:span></text:p>
      <text:p text:style-name="Preformatted_20_Text"><text:span text:style-name="Source_20_Text"><text:s text:c="4"/>name: 'Mike Smith',</text:span></text:p>
      <text:p text:style-name="Preformatted_20_Text"><text:span text:style-name="Source_20_Text"><text:s text:c="4"/>family: {</text:span></text:p>
      <text:p text:style-name="Preformatted_20_Text"><text:span text:style-name="Source_20_Text"><text:s text:c="6"/>mother: 'Jane Smith',</text:span></text:p>
      <text:p text:style-name="Preformatted_20_Text"><text:span text:style-name="Source_20_Text"><text:s text:c="6"/>father: 'Harry Smith',</text:span></text:p>
      <text:p text:style-name="Preformatted_20_Text"><text:span text:style-name="Source_20_Text"><text:s text:c="6"/>sister: 'Samantha Smith'</text:span></text:p>
      <text:p text:style-name="Preformatted_20_Text"><text:span text:style-name="Source_20_Text"><text:s text:c="4"/>},</text:span></text:p>
      <text:p text:style-name="Preformatted_20_Text"><text:span text:style-name="Source_20_Text"><text:s text:c="4"/>age: 35</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name: 'Tom Jones',</text:span></text:p>
      <text:p text:style-name="Preformatted_20_Text"><text:span text:style-name="Source_20_Text"><text:s text:c="4"/>family: {</text:span></text:p>
      <text:p text:style-name="Preformatted_20_Text"><text:span text:style-name="Source_20_Text"><text:s text:c="6"/>mother: 'Norah Jones',</text:span></text:p>
      <text:p text:style-name="Preformatted_20_Text"><text:span text:style-name="Source_20_Text"><text:s text:c="6"/>father: 'Richard Jones',</text:span></text:p>
      <text:p text:style-name="Preformatted_20_Text"><text:span text:style-name="Source_20_Text"><text:s text:c="6"/>brother: 'Howard Jones'</text:span></text:p>
      <text:p text:style-name="Preformatted_20_Text"><text:span text:style-name="Source_20_Text"><text:s text:c="4"/>},</text:span></text:p>
      <text:p text:style-name="Preformatted_20_Text"><text:span text:style-name="Source_20_Text"><text:s text:c="4"/>age: 25</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for (var {name: n, family: {father: f}} of people) {</text:span></text:p>
      <text:p text:style-name="Preformatted_20_Text"><text:span text:style-name="Source_20_Text"><text:s text:c="2"/>console.log('Name: ' + n + ', Father: ' + f);</text:span></text:p>
      <text:p text:style-name="Preformatted_20_Text"><text:span text:style-name="Source_20_Text">}</text:span></text:p>
      <text:p text:style-name="Preformatted_20_Text"/>
      <text:p text:style-name="Preformatted_20_Text"><text:span text:style-name="Source_20_Text">// "Name: Mike Smith, Father: Harry Smith"</text:span></text:p>
      <text:p text:style-name="P5"><text:span text:style-name="Source_20_Text">// "Name: Tom Jones, Father: Richard Jones"</text:span></text:p>
      <text:h text:style-name="Heading_20_3" text:outline-level="3"><text:bookmark text:name="从作为函数实参的对象中提取数据"/><text:soft-page-break/>从作为函数实参的对象中提取数据</text:h>
      <text:p text:style-name="Preformatted_20_Text"><text:span text:style-name="Source_20_Text">function userId({id}) {</text:span></text:p>
      <text:p text:style-name="Preformatted_20_Text"><text:span text:style-name="Source_20_Text"><text:s text:c="2"/>return id;</text:span></text:p>
      <text:p text:style-name="Preformatted_20_Text"><text:span text:style-name="Source_20_Text">}</text:span></text:p>
      <text:p text:style-name="Preformatted_20_Text"/>
      <text:p text:style-name="Preformatted_20_Text"><text:span text:style-name="Source_20_Text">function whois({displayName: displayName, fullName: {firstName: name}}){</text:span></text:p>
      <text:p text:style-name="Preformatted_20_Text"><text:span text:style-name="Source_20_Text"><text:s text:c="2"/>console.log(displayName + " is " + name);</text:span></text:p>
      <text:p text:style-name="Preformatted_20_Text"><text:span text:style-name="Source_20_Text">}</text:span></text:p>
      <text:p text:style-name="Preformatted_20_Text"/>
      <text:p text:style-name="Preformatted_20_Text"><text:span text:style-name="Source_20_Text">var user = { </text:span></text:p>
      <text:p text:style-name="Preformatted_20_Text"><text:span text:style-name="Source_20_Text"><text:s text:c="2"/>id: 42, </text:span></text:p>
      <text:p text:style-name="Preformatted_20_Text"><text:span text:style-name="Source_20_Text"><text:s text:c="2"/>displayName: "jdoe",</text:span></text:p>
      <text:p text:style-name="Preformatted_20_Text"><text:span text:style-name="Source_20_Text"><text:s text:c="2"/>fullName: { </text:span></text:p>
      <text:p text:style-name="Preformatted_20_Text"><text:span text:style-name="Source_20_Text"><text:s text:c="6"/>firstName: "John",</text:span></text:p>
      <text:p text:style-name="Preformatted_20_Text"><text:span text:style-name="Source_20_Text"><text:s text:c="6"/>lastName: "Do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ole.log("userId: " + userId(user)); // "userId: 42"</text:span></text:p>
      <text:p text:style-name="P5"><text:span text:style-name="Source_20_Text">whois(user); // "jdoe is John"</text:span></text:p>
      <text:p text:style-name="Text_20_body">这段代码从user对象中提取并输出<text:span text:style-name="Source_20_Text">id</text:span><text:span text:style-name="Source_20_Text"><text:span text:style-name="T5">、</text:span></text:span><text:span text:style-name="Source_20_Text">displayName</text:span> 和 <text:span text:style-name="Source_20_Text">firstName</text:span>。</text:p>
      <text:h text:style-name="Heading_20_3" text:outline-level="3"><text:bookmark text:name="对象属性计算名和解构"/>对象属性计算名和解构</text:h>
      <text:p text:style-name="Text_20_body">计算属性名，如 <text:a xlink:type="simple" xlink:href="https://developer.mozilla.org/en-US/docs/Web/JavaScript/Reference/Operators/Object_initializer#Computed_property_names" text:style-name="Internet_20_link" text:visited-style-name="Visited_20_Internet_20_Link">object literals</text:a>，可以被解构。</text:p>
      <text:p text:style-name="Preformatted_20_Text"><text:span text:style-name="Source_20_Text">let key = "z";</text:span></text:p>
      <text:p text:style-name="Preformatted_20_Text"><text:span text:style-name="Source_20_Text">let { [key]: foo } = { z: "bar" };</text:span></text:p>
      <text:p text:style-name="Preformatted_20_Text"/>
      <text:p text:style-name="P5"><text:span text:style-name="Source_20_Text">console.log(foo); // "bar"</text:span></text:p>
      <text:h text:style-name="Heading_20_3" text:outline-level="3"><text:bookmark text:name="对象解构中的_Rest"/>对象解构中的 Rest</text:h>
      <text:p text:style-name="Text_20_body"><text:a xlink:type="simple" xlink:href="https://github.com/tc39/proposal-object-rest-spread" text:style-name="Internet_20_link" text:visited-style-name="Visited_20_Internet_20_Link">Rest/Spread Properties for ECMAScript</text:a> 提案（阶段 4）将 <text:a xlink:type="simple" xlink:href="https://developer.mozilla.org/zh-CN/docs/Web/JavaScript/Reference/Functions/rest_parameters" text:style-name="Internet_20_link" text:visited-style-name="Visited_20_Internet_20_Link">rest</text:a> 语法添加到解构中。Rest 属性收集那些尚未被解构模式拾取的剩余可枚举属性键。</text:p>
      <text:p text:style-name="Preformatted_20_Text"><text:span text:style-name="Source_20_Text">let {a, b, ...rest} = {a: 10, b: 20, c: 30, d: 40}</text:span></text:p>
      <text:p text:style-name="Preformatted_20_Text"><text:span text:style-name="Source_20_Text">a; // 10 </text:span></text:p>
      <text:p text:style-name="Preformatted_20_Text"><text:span text:style-name="Source_20_Text">b; // 20 </text:span></text:p>
      <text:p text:style-name="P5"><text:span text:style-name="Source_20_Text">rest; // { c: 30, d: 40 }</text:span></text:p>
      <text:h text:style-name="Heading_20_3" text:outline-level="3"><text:bookmark text:name="无效的_JavaScript_标识符作为属性名称"/>无效的 JavaScript 标识符作为属性名称</text:h>
      <text:p text:style-name="Text_20_body">通过提供有效的替代标识符，解构可以与不是有效的JavaScript<text:a xlink:type="simple" xlink:href="https://developer.mozilla.org/zh-CN/docs/Glossary/Identifier" text:style-name="Internet_20_link" text:visited-style-name="Visited_20_Internet_20_Link">标识符</text:a>的属性名称一起使用。</text:p>
      <text:p text:style-name="Preformatted_20_Text"><text:span text:style-name="Source_20_Text">const foo = { 'fizz-buzz': true };</text:span></text:p>
      <text:p text:style-name="Preformatted_20_Text"><text:span text:style-name="Source_20_Text">const { 'fizz-buzz': fizzBuzz } = foo;</text:span></text:p>
      <text:p text:style-name="Preformatted_20_Text"/>
      <text:p text:style-name="P5"><text:span text:style-name="Source_20_Text">console.log(fizzBuzz); // "true"</text:span></text:p>
      <text:h text:style-name="Heading_20_3" text:outline-level="3"><text:bookmark text:name="解构对象时会查找原型链（如果属性不在对象自身，将从原型链中查找）"/><text:soft-page-break/>解构对象时会查找原型链（如果属性不在对象自身，将从原型链中查找）</text:h>
      <text:p text:style-name="Preformatted_20_Text"><text:span text:style-name="Source_20_Text">// 声明对象 和 自身 self 属性</text:span></text:p>
      <text:p text:style-name="Preformatted_20_Text"><text:span text:style-name="Source_20_Text">var obj = {self: '123'};</text:span></text:p>
      <text:p text:style-name="Preformatted_20_Text"><text:span text:style-name="Source_20_Text">// 在原型链中定义一个属性 prot</text:span></text:p>
      <text:p text:style-name="Preformatted_20_Text"><text:span text:style-name="Source_20_Text">obj.__proto__.prot = '456';</text:span></text:p>
      <text:p text:style-name="Preformatted_20_Text"><text:span text:style-name="Source_20_Text">// test</text:span></text:p>
      <text:p text:style-name="Preformatted_20_Text"><text:span text:style-name="Source_20_Text">const {self, prot} = obj;</text:span></text:p>
      <text:p text:style-name="Preformatted_20_Text"><text:span text:style-name="Source_20_Text">// self "123"</text:span></text:p>
      <text:p text:style-name="P5"><text:span text:style-name="Source_20_Text">// prot "456"（访问到了原型链）</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consolas" svg:font-family="consolas, 'Liberation 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21:51:55.950474779</meta:creation-date>
    <dc:date>2019-11-03T23:50:29.635199308</dc:date>
    <meta:editing-duration>PT5M43S</meta:editing-duration>
    <meta:editing-cycles>3</meta:editing-cycles>
    <meta:generator>LibreOffice/5.1.6.2$Linux_X86_64 LibreOffice_project/10m0$Build-2</meta:generator>
    <meta:document-statistic meta:table-count="1" meta:image-count="0" meta:object-count="0" meta:page-count="16" meta:paragraph-count="538" meta:word-count="4696" meta:character-count="13400" meta:non-whitespace-character-count="11314"/>
  </office:meta>
</office:document-meta>
</file>